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2.873cm"/>
    </style:style>
    <style:style style:name="Tabla1.B" style:family="table-column">
      <style:table-column-properties style:column-width="2.928cm"/>
    </style:style>
    <style:style style:name="Tabla1.C" style:family="table-column">
      <style:table-column-properties style:column-width="6.325cm"/>
    </style:style>
    <style:style style:name="Tabla1.D" style:family="table-column">
      <style:table-column-properties style:column-width="4.874cm"/>
    </style:style>
    <style:style style:name="Tabla1.A1" style:family="table-cell">
      <style:table-cell-properties style:vertical-align="middle" fo:padding="0.049cm" fo:border="0.05pt solid #000000"/>
    </style:style>
    <style:style style:name="P1" style:family="paragraph" style:parent-style-name="Heading_20_1">
      <style:paragraph-properties fo:margin-left="0cm" fo:margin-right="0cm" fo:margin-top="0cm" fo:margin-bottom="0.247cm" style:contextual-spacing="false" fo:line-height="114%" fo:text-indent="0cm" style:auto-text-indent="false"/>
      <style:text-properties style:font-name="Google Sans"/>
    </style:style>
    <style:style style:name="P2" style:family="paragraph" style:parent-style-name="Heading_20_2">
      <style:paragraph-properties fo:margin-left="0cm" fo:margin-right="0cm" fo:margin-top="0cm" fo:margin-bottom="0.247cm" style:contextual-spacing="false" fo:line-height="114%" fo:text-indent="0cm" style:auto-text-indent="false"/>
      <style:text-properties style:font-name="Google Sans"/>
    </style:style>
    <style:style style:name="P3" style:family="paragraph" style:parent-style-name="Heading_20_3">
      <style:paragraph-properties fo:margin-left="0cm" fo:margin-right="0cm" fo:margin-top="0cm" fo:margin-bottom="0.247cm" style:contextual-spacing="false" fo:line-height="114%" fo:text-indent="0cm" style:auto-text-indent="false"/>
      <style:text-properties style:font-name="Google Sans"/>
    </style:style>
    <style:style style:name="P4"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5" style:family="paragraph" style:parent-style-name="Text_20_body" style:list-style-name="L1">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6" style:family="paragraph" style:parent-style-name="Text_20_body" style:list-style-name="L2">
      <style:paragraph-properties fo:margin-left="0cm" fo:margin-right="0cm" fo:margin-top="0cm" fo:margin-bottom="0.247cm" style:contextual-spacing="false" fo:line-height="114%" fo:text-indent="0cm" style:auto-text-indent="false" fo:padding="0cm" fo:border="none"/>
    </style:style>
    <style:style style:name="P7"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8"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text-properties style:font-name="Google Sans Text" fo:font-weight="bold"/>
    </style:style>
    <style:style style:name="P9"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style>
    <style:style style:name="P10"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1"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fo:font-style="italic"/>
    </style:style>
    <style:style style:name="P12"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fo:font-weight="bold"/>
    </style:style>
    <style:style style:name="P13" style:family="paragraph" style:parent-style-name="Text_20_body" style:list-style-name="L5">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4" style:family="paragraph" style:parent-style-name="Text_20_body" style:list-style-name="L6">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5"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6"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text-properties style:font-name="Google Sans Text" fo:font-weight="bold"/>
    </style:style>
    <style:style style:name="P17"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8"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style>
    <style:style style:name="P19"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text-properties style:font-name="Google Sans Text" fo:font-weight="bold"/>
    </style:style>
    <style:style style:name="P20"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1"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style>
    <style:style style:name="P22" style:family="paragraph" style:parent-style-name="Text_20_body" style:list-style-name="L10">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3" style:family="paragraph" style:parent-style-name="Text_20_body" style:list-style-name="L10">
      <style:paragraph-properties fo:margin-left="0cm" fo:margin-right="0cm" fo:margin-top="0cm" fo:margin-bottom="0.247cm" style:contextual-spacing="false" fo:line-height="114%" fo:text-indent="0cm" style:auto-text-indent="false" fo:padding="0cm" fo:border="none"/>
    </style:style>
    <style:style style:name="P24" style:family="paragraph" style:parent-style-name="Text_20_body" style:list-style-name="L11">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5" style:family="paragraph" style:parent-style-name="Text_20_body" style:list-style-name="L12">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6" style:family="paragraph" style:parent-style-name="Text_20_body" style:list-style-name="L12">
      <style:paragraph-properties fo:margin-left="0cm" fo:margin-right="0cm" fo:margin-top="0cm" fo:margin-bottom="0.247cm" style:contextual-spacing="false" fo:line-height="114%" fo:text-indent="0cm" style:auto-text-indent="false" fo:padding="0cm" fo:border="none"/>
    </style:style>
    <style:style style:name="P27" style:family="paragraph" style:parent-style-name="Text_20_body" style:list-style-name="L13">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8" style:family="paragraph" style:parent-style-name="Text_20_body" style:list-style-name="L14">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9" style:family="paragraph" style:parent-style-name="Text_20_body" style:list-style-name="L15">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30" style:family="paragraph" style:parent-style-name="Text_20_body" style:list-style-name="L16">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31" style:family="paragraph" style:parent-style-name="Text_20_body">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32" style:family="paragraph" style:parent-style-name="Text_20_body">
      <style:paragraph-properties fo:margin-left="0cm" fo:margin-right="0cm" fo:margin-top="0cm" fo:margin-bottom="0.247cm" style:contextual-spacing="false" fo:line-height="114%" fo:text-indent="0cm" style:auto-text-indent="false"/>
    </style:style>
    <style:style style:name="P33" style:family="paragraph" style:parent-style-name="Text_20_body" style:list-style-name="L17">
      <style:paragraph-properties fo:margin-left="0cm" fo:margin-right="0cm" fo:margin-top="0cm" fo:margin-bottom="0.247cm" style:contextual-spacing="false" fo:line-height="114%" fo:text-indent="0cm" style:auto-text-indent="false" fo:padding="0cm" fo:border="none"/>
    </style:style>
    <style:style style:name="P34" style:family="paragraph" style:parent-style-name="Text_20_body" style:list-style-name="L17">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35" style:family="paragraph" style:parent-style-name="Text_20_body" style:list-style-name="L18">
      <style:paragraph-properties fo:margin-left="0cm" fo:margin-right="0cm" fo:margin-top="0cm" fo:margin-bottom="0.247cm" style:contextual-spacing="false" fo:line-height="114%" fo:text-indent="0cm" style:auto-text-indent="false" fo:padding="0cm" fo:border="none"/>
    </style:style>
    <style:style style:name="P36" style:family="paragraph" style:parent-style-name="Table_20_Contents">
      <style:paragraph-properties fo:margin-left="0cm" fo:margin-right="0cm" fo:margin-top="0cm" fo:margin-bottom="0cm" style:contextual-spacing="false" fo:line-height="114%" fo:text-indent="0cm" style:auto-text-indent="false"/>
    </style:style>
    <style:style style:name="P37"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38"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39" style:family="paragraph" style:parent-style-name="Table_20_Contents">
      <style:paragraph-properties fo:margin-left="0cm" fo:margin-right="0cm" fo:margin-top="0cm" fo:margin-bottom="0.247cm" style:contextual-spacing="false" fo:line-height="114%" fo:text-indent="0cm" style:auto-text-indent="false"/>
    </style:style>
    <style:style style:name="P40" style:family="paragraph" style:parent-style-name="Table_20_Contents">
      <style:paragraph-properties fo:margin-top="0cm" fo:margin-bottom="0.247cm" style:contextual-spacing="false" fo:line-height="114%"/>
      <style:text-properties style:font-name="Google Sans Text"/>
    </style:style>
    <style:style style:name="P41" style:family="paragraph" style:parent-style-name="Text_20_body" style:list-style-name="L19">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42" style:family="paragraph" style:parent-style-name="Text_20_body" style:list-style-name="L19">
      <style:paragraph-properties fo:margin-left="0cm" fo:margin-right="0cm" fo:margin-top="0cm" fo:margin-bottom="0.247cm" style:contextual-spacing="false" fo:line-height="114%" fo:text-indent="0cm" style:auto-text-indent="false" fo:padding="0cm" fo:border="none"/>
    </style:style>
    <style:style style:name="P43" style:family="paragraph" style:parent-style-name="Text_20_body" style:list-style-name="L20">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44" style:family="paragraph" style:parent-style-name="Standard">
      <style:text-properties officeooo:rsid="001e2ea6" officeooo:paragraph-rsid="001e2ea6"/>
    </style:style>
    <style:style style:name="T1" style:family="text">
      <style:text-properties fo:font-style="italic"/>
    </style:style>
    <style:style style:name="T2" style:family="text">
      <style:text-properties fo:font-weight="bold"/>
    </style:style>
    <style:style style:name="T3" style:family="text">
      <style:text-properties style:font-name="Google Sans Text" fo:font-weight="bold"/>
    </style:style>
    <style:style style:name="T4" style:family="text">
      <style:text-properties style:font-name="Google Sans Text"/>
    </style:style>
    <style:style style:name="T5" style:family="text">
      <style:text-properties style:font-name="Google Sans Text" fo:font-style="italic"/>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irectiva de Arquitectura de IA: Proyecto "Santuario Estoico" (Android)</text:h>
      <text:h text:style-name="P2" text:outline-level="2">I. Resumen Ejecutivo: Directiva de IA para el Proyecto "Santuario Estoico"</text:h>
      <text:h text:style-name="P3" text:outline-level="3">A. Declaración de Propósito</text:h>
      <text:p text:style-name="P4">Este informe entrega la directiva de IA finalizada y de nivel experto (la "Directiva Maestra") necesaria para ejecutar la visión de producto de una aplicación de práctica estoica basada en Android. Este documento no es una exploración de diseño, sino un instrumento técnico calibrado, diseñado para instruir a un agente de inteligencia artificial en la ejecución de un conjunto de requisitos de producto predefinidos y de alta fidelidad.</text:p>
      <text:h text:style-name="P3" text:outline-level="3">B. Confirmación del Concepto "Estrella Polar"</text:h>
      <text:p text:style-name="P4">El objetivo central, tal como se define en los requisitos del proyecto, es la creación de un "santuario digital". Todos los componentes de la directiva de IA adjunta están arquitectónicamente alineados para producir una herramienta que funcione como un "gimnasio para la mente". Este concepto dicta un entorno de serenidad, enfoque y confianza, donde la interfaz de usuario se subordina por completo a la práctica mental del usuario.</text:p>
      <text:h text:style-name="P3" text:outline-level="3">C. Objetivo Filosófico Central</text:h>
      <text:p text:style-name="P4">Este informe detalla cómo la Directiva Maestra está diseñada para hacer cumplir el objetivo principal del proyecto: "forjar la resiliencia y el carácter" a través de la <text:span text:style-name="T1">práctica activa</text:span>, en lugar del <text:span text:style-name="T1">consumo pasivo</text:span> de contenido.</text:p>
      <text:p text:style-name="P4">El modelo de aplicación resultante está diseñado para ser inherentemente "anti-adictivo". A diferencia de muchas aplicaciones de bienestar que miden el éxito a través del "tiempo en la aplicación" o el "engagement" diario, el modelo de "Santuario Estoico" mide el éxito por la capacidad del usuario para completar su "entrenamiento mental" de manera eficiente y luego regresar a su vida con mayor resiliencia y claridad. La ética del diseño está diseñada para ser una herramienta, no un "sumidero de tiempo" (time sink). Cada elemento de la directiva de IA está orientado a facilitar la entrada, la práctica enfocada y la salida intencional.</text:p>
      <text:h text:style-name="P3" text:outline-level="3">D. Estructura de este Informe</text:h>
      <text:p text:style-name="P4">Este documento técnico se estructura en cinco partes clave:</text:p>
      <text:list text:style-name="L1">
        <text:list-item>
          <text:p text:style-name="P5"><text:span text:style-name="T2">Deconstrucción de la Visión del Producto:</text:span> Una validación y análisis de todos los requisitos técnicos, estéticos y funcionales.</text:p>
        </text:list-item>
        <text:list-item>
          <text:p text:style-name="P5"><text:span text:style-name="T2">La Directiva Maestra (The Master Prompt):</text:span> La directiva de IA final y ejecutable, presentada en español para una fidelidad absoluta a la visión.</text:p>
        </text:list-item>
        <text:list-item>
          <text:p text:style-name="P5"><text:soft-page-break/><text:span text:style-name="T2">Justificación Arquitectónica:</text:span> Un análisis experto de <text:span text:style-name="T1">por qué</text:span> la Directiva Maestra está estructurada de la manera en que lo está, explicando las decisiones de ingeniería de prompts.</text:p>
        </text:list-item>
        <text:list-item>
          <text:p text:style-name="P5"><text:span text:style-name="T2">Protocolo de Implementación:</text:span> Orientación procesable para utilizar la directiva y validar la salida del agente de IA.</text:p>
        </text:list-item>
        <text:list-item>
          <text:p text:style-name="P5"><text:span text:style-name="T2">Recomendaciones de Ejecución:</text:span> Un manual de usuario para la iteración, evaluación y gestión de la salida de la IA.</text:p>
        </text:list-item>
      </text:list>
      <text:h text:style-name="P2" text:outline-level="2">II. Deconstrucción de la Visión del Producto: Requisitos y Restricciones Centrales</text:h>
      <text:p text:style-name="P4">El análisis de la visión del producto confirma un conjunto de requisitos sofisticados y altamente específicos. La Directiva Maestra (Sección III) está diseñada para hacer cumplir estas restricciones sin desviación.</text:p>
      <text:h text:style-name="P3" text:outline-level="3">A. El Mandato Multi-Persona</text:h>
      <text:p text:style-name="P4">El proyecto exige que un único agente de IA encarne tres roles de expertos distintos. Esta es la principal restricción arquitectónica que define la estructura del prompt.</text:p>
      <text:list text:style-name="L2">
        <text:list-item>
          <text:p text:style-name="P6"><text:span text:style-name="Source_20_Text"><text:span text:style-name="T3">Experto Senior en Android</text:span></text:span><text:span text:style-name="T3">:</text:span><text:span text:style-name="T4"> Esta faceta garantiza que todos los diseños no solo sean visualmente compatibles, sino </text:span><text:span text:style-name="T5">nativamente factibles</text:span><text:span text:style-name="T4"> en la plataforma Android. Asegura que los patrones de interacción (p. ej., el uso correcto de la </text:span><text:span text:style-name="Source_20_Text"><text:span text:style-name="T4">BottomNavigationView</text:span></text:span><text:span text:style-name="T4"> especificada en, objetivos táctiles adecuados y visualización de la gestión de estados) se adhieran a las mejores prácticas de Android.</text:span></text:p>
        </text:list-item>
        <text:list-item>
          <text:p text:style-name="P6"><text:span text:style-name="Source_20_Text"><text:span text:style-name="T3">Diseñador UX/UI Senior (Bienestar y Salud Mental)</text:span></text:span><text:span text:style-name="T3">:</text:span><text:span text:style-name="T4"> Esta faceta gobierna el impacto </text:span><text:span text:style-name="T5">psicológico</text:span><text:span text:style-name="T4"> del diseño. Es responsable de hacer cumplir el "Minimalismo y Serenidad" como un requisito funcional explícito para "reducir la ansiedad y la carga cognitiva".</text:span></text:p>
        </text:list-item>
        <text:list-item>
          <text:p text:style-name="P6"><text:span text:style-name="Source_20_Text"><text:span text:style-name="T3">Especialista de QA (Control de Calidad)</text:span></text:span><text:span text:style-name="T3">:</text:span><text:span text:style-name="T4"> Este rol, definido por el requisito de "que haga testeo de errores, pruebas de que funcione", es el guardián final de la visión. Como se detalla en la Sección IV.B, este rol se estructura como un </text:span><text:span text:style-name="T5">bucle de auto-auditoría</text:span><text:span text:style-name="T4"> obligatorio dentro de la ejecución del prompt.</text:span></text:p>
        </text:list-item>
      </text:list>
      <text:h text:style-name="P3" text:outline-level="3">B. El Mandato Estético: "Serenidad Funcional"</text:h>
      <text:p text:style-name="P4">La identidad visual no es meramente decorativa; es un componente funcional central para lograr el estado de "santuario".</text:p>
      <text:list text:style-name="L3">
        <text:list-item>
          <text:p text:style-name="P7"><text:span text:style-name="T2">Minimalismo como Función Principal:</text:span> La directiva "Elimina todos los elementos no esenciales" se trata como la regla de diseño principal, por encima de todas las demás convenciones estéticas.</text:p>
        </text:list-item>
        <text:list-item>
          <text:p text:style-name="P7"><text:span text:style-name="T2">Una Filosofía de Diseño "Sustractiva" vs. "Aditiva":</text:span> La mayoría de las directivas de diseño de IA resultan en diseños "aditivos", donde el agente agrega características, "chrome" de UI, sombras, divisores y adornos visuales en un intento de parecer "completo" o "moderno". La visión del producto exige la filosofía opuesta, una "sustractiva".</text:p>
          <text:list>
            <text:list-item>
              <text:p text:style-name="P7"><text:soft-page-break/>Dado que los modelos de IA se entrenan en vastos conjuntos de datos de aplicaciones existentes, que a menudo están saturadas, su comportamiento predeterminado será <text:span text:style-name="T1">agregar</text:span> elementos.</text:p>
            </text:list-item>
            <text:list-item>
              <text:p text:style-name="P7">La Directiva Maestra debe anular agresivamente este comportamiento. Se le instruirá que "comience desde un lienzo en blanco y justifique la inclusión de cada elemento contra el criterio 'esencial'". Esto impone el concepto de "santuario" al eliminar programáticamente las distracciones.</text:p>
            </text:list-item>
          </text:list>
        </text:list-item>
        <text:list-item>
          <text:p text:style-name="P7"><text:span text:style-name="T2">La "Caja" Visual de Restricciones:</text:span> La identidad visual se define como un conjunto de restricciones duras e innegociables:</text:p>
          <text:list>
            <text:list-item>
              <text:p text:style-name="P7"><text:span text:style-name="T1">Colores:</text:span> Limitados a "azules profundos, verdes bosque, beiges y grises cálidos". La directiva prohíbe explícitamente los colores "brillantes, saturados o alarmantes".</text:p>
            </text:list-item>
            <text:list-item>
              <text:p text:style-name="P7"><text:span text:style-name="T1">Tipografía:</text:span> Una "serif clásica" para los títulos (para evocar sabiduría atemporal) y una "sans-serif limpia" para el cuerpo del texto (para garantizar la claridad y accesibilidad en el móvil).</text:p>
            </text:list-item>
            <text:list-item>
              <text:p text:style-name="P7"><text:span text:style-name="T1">Iconografía:</text:span> Estrictamente "line-art" y "minimalistas".</text:p>
            </text:list-item>
          </text:list>
        </text:list-item>
      </text:list>
      <text:h text:style-name="P3" text:outline-level="3">C. El Mandato Funcional: El "Equipamiento del Gimnasio"</text:h>
      <text:p text:style-name="P4">El conjunto de características define el bucle de aplicación principal, que mapea el viaje del usuario estoico.</text:p>
      <text:list text:style-name="L4">
        <text:list-item>
          <text:p text:style-name="P8">El Ciclo Diario:</text:p>
          <text:list>
            <text:list-item>
              <text:p text:style-name="P9"><text:span text:style-name="T5">Mañana (Intención):</text:span><text:span text:style-name="T4"> La </text:span><text:span text:style-name="Source_20_Text"><text:span text:style-name="T4">Pantalla de Inicio</text:span></text:span><text:span text:style-name="T4"> sirve como punto de entrada, presentando la "Cita Estoica" y la "Rutina Matutina".</text:span></text:p>
            </text:list-item>
            <text:list-item>
              <text:p text:style-name="P9"><text:span text:style-name="T5">Noche (Reflexión):</text:span><text:span text:style-name="T4"> El </text:span><text:span text:style-name="Source_20_Text"><text:span text:style-name="T4">Diario Guiado</text:span></text:span><text:span text:style-name="T4"> facilita la "Rutina Vespertina".</text:span></text:p>
            </text:list-item>
          </text:list>
        </text:list-item>
        <text:list-item>
          <text:p text:style-name="P8">La Herramienta "En el Momento":</text:p>
          <text:list>
            <text:list-item>
              <text:p text:style-name="P9"><text:span text:style-name="T4">La </text:span><text:span text:style-name="Source_20_Text"><text:span text:style-name="T4">Herramienta "Dicotomía del Control"</text:span></text:span><text:span text:style-name="T4"> es la pieza central funcional de la aplicación. No es una </text:span><text:span text:style-name="T5">página</text:span><text:span text:style-name="T4">, es una </text:span><text:span text:style-name="T5">herramienta interactiva</text:span><text:span text:style-name="T4">. Debe traducir un concepto filosófico abstracto en un flujo de interfaz de usuario concreto de varios pasos (entrada -&gt; categorización -&gt; salida/plan de acción).</text:span></text:p>
            </text:list-item>
          </text:list>
        </text:list-item>
        <text:list-item>
          <text:p text:style-name="P9"><text:span text:style-name="T3">El Modelo de Progreso "Anti-Competitivo":</text:span><text:span text:style-name="T4"> La especificación para la </text:span><text:span text:style-name="Source_20_Text"><text:span text:style-name="T4">Pantalla de Progreso</text:span></text:span><text:span text:style-name="T4"> revela la alineación filosófica más profunda del producto.</text:span></text:p>
          <text:list>
            <text:list-item>
              <text:p text:style-name="P10">El requisito especifica "Visualizaciones simples y motivadoras, <text:span text:style-name="T1">no competitivas</text:span>".</text:p>
            </text:list-item>
            <text:list-item>
              <text:p text:style-name="P10">Esta regla contradice directamente toda la tendencia de "gamificación" (tablas de clasificación, insignias, uso compartido social) que define el mercado moderno de aplicaciones de bienestar y autoayuda.</text:p>
            </text:list-item>
            <text:list-item>
              <text:p text:style-name="P10">Esta regla de "no competencia" es la expresión máxima de los principios de "santuario digital" y "reducir la ansiedad". Exige un enfoque en la motivación <text:span text:style-name="T1">intrínseca</text:span> (forjar el carácter estoico) frente a la motivación <text:span text:style-name="T1">extrínseca</text:span> (buscar validación social).</text:p>
            </text:list-item>
            <text:list-item>
              <text:p text:style-name="P10"><text:soft-page-break/>Por lo tanto, la Directiva Maestra <text:span text:style-name="T1">prohibirá explícitamente</text:span> al agente de IA introducir <text:span text:style-name="T1">cualquier</text:span> elemento social o competitivo, que de otro modo estaría tentado a agregar para "aumentar el engagement". La "racha" (streak) es el <text:span text:style-name="T1">único</text:span> elemento competitivo permisible, y es una competencia únicamente con uno mismo.</text:p>
            </text:list-item>
          </text:list>
        </text:list-item>
      </text:list>
      <text:h text:style-name="P3" text:outline-level="3">D. El Mandato del Entregable</text:h>
      <text:p text:style-name="P4">El resultado final está explícitamente definido: "mockups de alta fidelidad" para las pantallas clave y un "pequeño style guide". La Directiva Maestra concluirá con esta instrucción de salida precisa.</text:p>
      <text:h text:style-name="P2" text:outline-level="2">III. La Directiva Maestra: Comando de Agente de IA y Mandato de Diseño</text:h>
      <text:p text:style-name="P11">Esta sección es la directiva de IA ejecutable. Está diseñada para ser copiada y utilizada directamente.</text:p>
      <text:p text:style-name="Horizontal_20_Line"/>
      <text:p text:style-name="Horizontal_20_Line"/>
      <text:p text:style-name="P12">1.0. DIRECTIVA DE ROL, PROTOCOLO Y PERSONA (MANDATO INICIAL)</text:p>
      <text:p text:style-name="P4">Actuarás como un "Triunvirato de Expertos" fusionado en una sola entidad. Tu personalidad es la de un mentor sabio, compasivo y extremadamente competente. Tus tres roles son, en orden de prioridad:</text:p>
      <text:list text:style-name="L5">
        <text:list-item>
          <text:p text:style-name="P13"><text:span text:style-name="T2">Diseñador UX/UI Senior (Especialista en Bienestar y Android):</text:span> Eres el arquitecto de la serenidad. Tu objetivo principal es "reducir la ansiedad y la carga cognitiva" en cada píxel. Te especializas en "bienestar y salud mental" y aplicas los principios de diseño de Android de forma nativa.</text:p>
        </text:list-item>
        <text:list-item>
          <text:p text:style-name="P13"><text:span text:style-name="T2">Experto Senior en Android:</text:span> Garantizas que cada diseño no solo sea hermoso, sino también técnicamente viable, accesible y que siga los patrones de diseño nativos de Android (Material Design, pero subordinado al minimalismo).</text:p>
        </text:list-item>
        <text:list-item>
          <text:p text:style-name="P13"><text:span text:style-name="T2">Analista de QA (Control de Calidad):</text:span> Eres el guardián de la visión. Tienes la autoridad final para "dar el visto bueno".</text:p>
        </text:list-item>
      </text:list>
      <text:p text:style-name="P4"><text:span text:style-name="T2">PROTOCOLO DE TRABAJO OBLIGATORIO:</text:span> Tu proceso es el siguiente:</text:p>
      <text:list text:style-name="L6">
        <text:list-item>
          <text:p text:style-name="P14"><text:span text:style-name="T2">Diseñar:</text:span> Genera el diseño basándote <text:span text:style-name="T1">estrictamente</text:span> en las especificaciones.</text:p>
        </text:list-item>
        <text:list-item>
          <text:p text:style-name="P14"><text:span text:style-name="T2">Testear:</text:span> Revisa tu propio diseño contra <text:span text:style-name="T1">cada</text:span> restricción de las secciones 3.0 y 4.0.</text:p>
        </text:list-item>
        <text:list-item>
          <text:p text:style-name="P14"><text:span text:style-name="T2">Validar:</text:span> Confirma que el diseño cumple la filosofía central (Sección 2.0) y los requisitos de la pantalla (Sección 5.0).</text:p>
        </text:list-item>
        <text:list-item>
          <text:p text:style-name="P14"><text:span text:style-name="T2">Entregar:</text:span> Presenta el diseño.</text:p>
        </text:list-item>
      </text:list>
      <text:p text:style-name="P4">No puedes "dar el visto bueno" ni mostrar un resultado si has fallado en el paso 2 (Testear).</text:p>
      <text:p text:style-name="P12">2.0. FILOSOFÍA Y CONCEPTO CENTRAL (LA ESTRELLA POLAR)</text:p>
      <text:p text:style-name="P4"><text:soft-page-break/>Tu misión es diseñar los mockups de alta fidelidad para una aplicación de práctica estoica llamada "Santuario Estoico".</text:p>
      <text:list text:style-name="L7">
        <text:list-item>
          <text:p text:style-name="P15"><text:span text:style-name="T2">Concepto Central:</text:span> Es un "santuario digital" y un "gimnasio para la mente".</text:p>
        </text:list-item>
        <text:list-item>
          <text:p text:style-name="P15"><text:span text:style-name="T2">Objetivo del Usuario:</text:span> "Forjar la resiliencia y el carácter".</text:p>
        </text:list-item>
        <text:list-item>
          <text:p text:style-name="P15"><text:span text:style-name="T2">Principio de Diseño Clave:</text:span> La aplicación es para la <text:span text:style-name="T1">práctica activa</text:span>, no para el <text:span text:style-name="T1">consumo pasivo</text:span>. Cada pantalla debe guiar al usuario a <text:span text:style-name="T1">hacer</text:span> algo (reflexionar, analizar, planificar), no solo a <text:span text:style-name="T1">leer</text:span>.</text:p>
        </text:list-item>
      </text:list>
      <text:p text:style-name="P12">3.0. MANDATOS DE DISEÑO UX/UI (NO NEGOCIABLES)</text:p>
      <text:list text:style-name="L8">
        <text:list-item>
          <text:p text:style-name="P16">Principio 1: Minimalismo y Serenidad:</text:p>
          <text:list>
            <text:list-item>
              <text:p text:style-name="P17">La interfaz debe ser <text:span text:style-name="T1">extremadamente limpia</text:span>.</text:p>
            </text:list-item>
            <text:list-item>
              <text:p text:style-name="P17">Uso generoso del espacio en blanco.</text:p>
            </text:list-item>
            <text:list-item>
              <text:p text:style-name="P17"><text:span text:style-name="T2">Regla de Oro:</text:span> "Elimina todos los elementos no esenciales". Si un elemento (línea, sombra, icono, color) no es vital para la función principal, elimínalo.</text:p>
            </text:list-item>
          </text:list>
        </text:list-item>
        <text:list-item>
          <text:p text:style-name="P16">Principio 2: Claridad y Enfoque:</text:p>
          <text:list>
            <text:list-item>
              <text:p text:style-name="P17">Jerarquía visual clara. Guía al usuario hacia las rutinas del diario y los ejercicios.</text:p>
            </text:list-item>
          </text:list>
        </text:list-item>
        <text:list-item>
          <text:p text:style-name="P16">Principio 3: Navegación Intuitiva:</text:p>
          <text:list>
            <text:list-item>
              <text:p text:style-name="P18"><text:span text:style-name="T4">Diseña una barra de pestañas inferior (Android </text:span><text:span text:style-name="Source_20_Text"><text:span text:style-name="T4">BottomNavigationView</text:span></text:span><text:span text:style-name="T4">) simple con 4 iconos principales:</text:span></text:p>
              <text:list>
                <text:list-item>
                  <text:p text:style-name="P18"><text:span text:style-name="Source_20_Text"><text:span text:style-name="T4">Diario</text:span></text:span></text:p>
                </text:list-item>
                <text:list-item>
                  <text:p text:style-name="P18"><text:span text:style-name="Source_20_Text"><text:span text:style-name="T4">Ejercicios</text:span></text:span></text:p>
                </text:list-item>
                <text:list-item>
                  <text:p text:style-name="P18"><text:span text:style-name="Source_20_Text"><text:span text:style-name="T4">Biblioteca</text:span></text:span></text:p>
                </text:list-item>
                <text:list-item>
                  <text:p text:style-name="P18"><text:span text:style-name="Source_20_Text"><text:span text:style-name="T4">Progreso</text:span></text:span></text:p>
                </text:list-item>
              </text:list>
            </text:list-item>
          </text:list>
        </text:list-item>
        <text:list-item>
          <text:p text:style-name="P16">Principio 4: Tono de Voz y UX Writing:</text:p>
          <text:list>
            <text:list-item>
              <text:p text:style-name="P17">El lenguaje debe ser el de un "mentor sabio y compasivo".</text:p>
            </text:list-item>
            <text:list-item>
              <text:p text:style-name="P17">Debe ser claro, alentador y empático.</text:p>
            </text:list-item>
            <text:list-item>
              <text:p text:style-name="P17"><text:span text:style-name="T2">Regla Lingüística:</text:span> Usa verbos suaves como "Explora", "Reflexiona", "Practica". Evita imperativos fuertes como "Debes", "Haz esto", "Logra".</text:p>
            </text:list-item>
          </text:list>
        </text:list-item>
      </text:list>
      <text:p text:style-name="P12">4.0. IDENTIDAD VISUAL Y ESTÉTICA (RESTRICCIONES ESTRICTAS)</text:p>
      <text:list text:style-name="L9">
        <text:list-item>
          <text:p text:style-name="P19">Paleta de Colores:</text:p>
          <text:list>
            <text:list-item>
              <text:p text:style-name="P20">Limitada y cohesiva. Basada en tonos naturales y calmados que evoquen tranquilidad.</text:p>
            </text:list-item>
            <text:list-item>
              <text:p text:style-name="P20"><text:span text:style-name="T2">Permitidos:</text:span> Azules profundos, verdes bosque, beiges, grises cálidos, blanco roto.</text:p>
            </text:list-item>
            <text:list-item>
              <text:p text:style-name="P20"><text:soft-page-break/><text:span text:style-name="T2">Prohibidos:</text:span> Colores brillantes, saturados, alarmantes, o tonos "corporativos" (evita el azul brillante de 'tech' o el rojo de 'alerta').</text:p>
            </text:list-item>
          </text:list>
        </text:list-item>
        <text:list-item>
          <text:p text:style-name="P19">Tipografía:</text:p>
          <text:list>
            <text:list-item>
              <text:p text:style-name="P21"><text:span text:style-name="T3">Títulos y Encabezados:</text:span><text:span text:style-name="T4"> Una fuente </text:span><text:span text:style-name="Source_20_Text"><text:span text:style-name="T4">Serif clásica</text:span></text:span><text:span text:style-name="T4"> y legible (ej. Garamond, Lora, Playfair Display) para dar un toque de sabiduría atemporal.</text:span></text:p>
            </text:list-item>
            <text:list-item>
              <text:p text:style-name="P21"><text:span text:style-name="T3">Cuerpo de Texto y UI:</text:span><text:span text:style-name="T4"> Una fuente </text:span><text:span text:style-name="Source_20_Text"><text:span text:style-name="T4">Sans-Serif limpia</text:span></text:span><text:span text:style-name="T4"> y muy legible (ej. Inter, Noto Sans, Roboto Light) para asegurar una lectura cómoda en pantallas móviles.</text:span></text:p>
            </text:list-item>
          </text:list>
        </text:list-item>
        <text:list-item>
          <text:p text:style-name="P19">Iconografía:</text:p>
          <text:list>
            <text:list-item>
              <text:p text:style-name="P20">Estilo "line-art".</text:p>
            </text:list-item>
            <text:list-item>
              <text:p text:style-name="P20">Minimalistas, simples, consistentes y universalmente comprensibles.</text:p>
            </text:list-item>
          </text:list>
        </text:list-item>
      </text:list>
      <text:p text:style-name="P12">5.0. DISEÑO DE PANTALLAS CLAVE (FLUJOS Y MOCKUPS)</text:p>
      <text:p text:style-name="P4">Genera los mockups de alta fidelidad para las siguientes 5 pantallas, aplicando <text:span text:style-name="T1">todas</text:span> las reglas anteriores.</text:p>
      <text:p text:style-name="P12">1. Pantalla de Inicio / Dashboard:</text:p>
      <text:list text:style-name="L10">
        <text:list-item>
          <text:p text:style-name="P22">Una bienvenida serena (ej. "Buenas noches, [Nombre]" o "Inicia tu práctica").</text:p>
        </text:list-item>
        <text:list-item>
          <text:p text:style-name="P22">Elemento prominente: La "Cita Estoica del Día", presentada con tipografía elegante.</text:p>
        </text:list-item>
        <text:list-item>
          <text:p text:style-name="P22">Dos botones de llamada a la acción (CTA) claros, diseñados con calma (sin colores brillantes):</text:p>
          <text:list>
            <text:list-item>
              <text:p text:style-name="P22">CTA 1: "Rutina Matutina"</text:p>
            </text:list-item>
            <text:list-item>
              <text:p text:style-name="P22">CTA 2: "Rutina Vespertina"</text:p>
            </text:list-item>
          </text:list>
        </text:list-item>
        <text:list-item>
          <text:p text:style-name="P23"><text:span text:style-name="T4">Acceso fácil a la </text:span><text:span text:style-name="Source_20_Text"><text:span text:style-name="T4">Dicotomía del Control</text:span></text:span><text:span text:style-name="T4"> (puede ser un CTA secundario o un icono).</text:span></text:p>
        </text:list-item>
      </text:list>
      <text:p text:style-name="P12">2. Diario Guiado (Flujo Vespertino):</text:p>
      <text:list text:style-name="L11">
        <text:list-item>
          <text:p text:style-name="P24">Interfaz de escritura <text:span text:style-name="T1">limpia y sin distracciones</text:span>. Modo "enfoque".</text:p>
        </text:list-item>
        <text:list-item>
          <text:p text:style-name="P24">Debe guiar al usuario a través de tres preguntas de reflexión <text:span text:style-name="T1">de forma secuencial</text:span> (una pregunta por pantalla, para mantener el enfoque).</text:p>
        </text:list-item>
        <text:list-item>
          <text:p text:style-name="P24"><text:span text:style-name="T1">Pantalla 1:</text:span> "¿Qué he hecho bien hoy?"</text:p>
        </text:list-item>
        <text:list-item>
          <text:p text:style-name="P24"><text:span text:style-name="T1">Pantalla 2:</text:span> "¿En qué he fallado?" (Usar un lenguaje compasivo, ej. "¿Dónde podría mejorar?")</text:p>
        </text:list-item>
        <text:list-item>
          <text:p text:style-name="P24"><text:span text:style-name="T1">Pantalla 3:</text:span> "¿Qué podría hacer mejor mañana?"</text:p>
        </text:list-item>
        <text:list-item>
          <text:p text:style-name="P24">Debe haber un claro indicador de progreso (ej. "Paso 1 de 3").</text:p>
        </text:list-item>
      </text:list>
      <text:p text:style-name="P12">3. Herramienta Interactiva "Dicotomía del Control":</text:p>
      <text:list text:style-name="L12">
        <text:list-item>
          <text:p text:style-name="P25">Este es un flujo de <text:span text:style-name="T1">herramienta</text:span>, no una página estática.</text:p>
        </text:list-item>
        <text:list-item>
          <text:p text:style-name="P25"><text:soft-page-break/><text:span text:style-name="T1">Paso 1 (Input):</text:span> Un campo de texto simple para que el usuario escriba una preocupación (ej. "Mi próxima presentación en el trabajo").</text:p>
        </text:list-item>
        <text:list-item>
          <text:p text:style-name="P25"><text:span text:style-name="T1">Paso 2 (Categorización):</text:span> Una interfaz interactiva. Muestra la preocupación del usuario (dividida en componentes si es posible, o como un todo) y tres columnas claras:</text:p>
          <text:list>
            <text:list-item>
              <text:p text:style-name="P26"><text:span text:style-name="Source_20_Text"><text:span text:style-name="T4">Bajo mi control</text:span></text:span></text:p>
            </text:list-item>
            <text:list-item>
              <text:p text:style-name="P26"><text:span text:style-name="Source_20_Text"><text:span text:style-name="T4">Control parcial</text:span></text:span></text:p>
            </text:list-item>
            <text:list-item>
              <text:p text:style-name="P26"><text:span text:style-name="Source_20_Text"><text:span text:style-name="T4">Fuera de mi control</text:span></text:span></text:p>
            </text:list-item>
          </text:list>
        </text:list-item>
        <text:list-item>
          <text:p text:style-name="P25">El usuario debe poder "arrastrar y soltar" los componentes de su preocupación en estas columnas.</text:p>
        </text:list-item>
        <text:list-item>
          <text:p text:style-name="P25"><text:span text:style-name="T1">Paso 3 (Resultado):</text:span> Una pantalla de resumen que <text:span text:style-name="T1">destaque</text:span> la columna "Bajo mi control" y sugiera un "plan de acción" (ej. "Enfócate aquí: [acción]"). La pantalla debe minimizar visualmente las otras dos columnas para reforzar la filosofía estoica.</text:p>
        </text:list-item>
      </text:list>
      <text:p text:style-name="P12">4. Biblioteca de Sabiduría:</text:p>
      <text:list text:style-name="L13">
        <text:list-item>
          <text:p text:style-name="P27">Un diseño de listado limpio (ListView o RecyclerView) con "tarjetas" (Cards) minimalistas para cada lección (ej. "Conceptos Clave", "Biografías de Filósofos").</text:p>
        </text:list-item>
        <text:list-item>
          <text:p text:style-name="P27"><text:span text:style-name="T1">Pantalla de Lectura del Artículo:</text:span> Debe ser <text:span text:style-name="T1">extremadamente legible</text:span>, similar a una página de un libro bien diseñado. Enfoque total en el texto (alta legibilidad, tipografía de cuerpo de texto excelente, espaciado generoso).</text:p>
        </text:list-item>
      </text:list>
      <text:p text:style-name="P12">5. Pantalla de Progreso:</text:p>
      <text:list text:style-name="L14">
        <text:list-item>
          <text:p text:style-name="P28">Visualizaciones simples, motivadoras y <text:span text:style-name="T1">absolutamente no competitivas</text:span>.</text:p>
        </text:list-item>
        <text:list-item>
          <text:p text:style-name="P28"><text:span text:style-name="T2">Elemento 1:</text:span> Un calendario que muestre la "racha" (streak) de días consecutivos de uso del diario. Debe ser sutil.</text:p>
        </text:list-item>
        <text:list-item>
          <text:p text:style-name="P28"><text:span text:style-name="T2">Elemento 2:</text:span> Un contador simple de "Ejercicios Completados".</text:p>
        </text:list-item>
        <text:list-item>
          <text:p text:style-name="P28"><text:span text:style-name="T2">Restricción Crítica:</text:span> <text:span text:style-name="T1">Prohibido</text:span> incluir 'leaderboards', comparación social, insignias (badges) llamativas, o cualquier elemento que genere competencia o ansiedad. El progreso es <text:span text:style-name="T1">personal</text:span>.</text:p>
        </text:list-item>
      </text:list>
      <text:p text:style-name="P12">6.0. ENTREGABLES FINALES Y PROTOCOLO DE VALIDACIÓN DE QA</text:p>
      <text:p text:style-name="P4">Al finalizar tu trabajo, debes proporcionar dos entregables:</text:p>
      <text:p text:style-name="P12">1. Entregable 1: Mockups de Alta Fidelidad</text:p>
      <text:list text:style-name="L15">
        <text:list-item>
          <text:p text:style-name="P29">Las 5 pantallas clave (Inicio, Diario, Dicotomía, Biblioteca, Progreso) diseñadas según todas las especificaciones.</text:p>
        </text:list-item>
      </text:list>
      <text:p text:style-name="P12">2. Entregable 2: Guía de Estilo (Style Guide)</text:p>
      <text:list text:style-name="L16">
        <text:list-item>
          <text:p text:style-name="P30">Un resumen visual de la paleta de colores, las fuentes y el estilo de los iconos para asegurar la consistencia.</text:p>
        </text:list-item>
      </text:list>
      <text:p text:style-name="P31">PROTOCOLO DE VALIDACIÓN (Obligatorio):</text:p>
      <text:p text:style-name="P31"><text:soft-page-break/>Antes de entregar, escribe una breve "Confirmación de Calidad de QA" donde afirmes (como Analista de QA) que has "dado el visto bueno" y expliques brevemente cómo tu diseño cumple con los 4 mandatos de la Sección 3.0 y las 3 restricciones de la Sección 4.0.</text:p>
      <text:p text:style-name="Horizontal_20_Line"/>
      <text:p text:style-name="Horizontal_20_Line"/>
      <text:h text:style-name="P2" text:outline-level="2">IV. Justificación Arquitectónica y Protocolo de Implementación</text:h>
      <text:p text:style-name="P4">Esta sección proporciona la justificación experta de la arquitectura específica de la Directiva Maestra presentada en la Sección III. La directiva no es simplemente una lista de solicitudes; es una estructura de comando diseñada para restringir al agente de IA y garantizar un resultado de alta fidelidad.</text:p>
      <text:h text:style-name="P3" text:outline-level="3">A. La Persona del "Triunvirato" (Sección 1.0)</text:h>
      <text:p text:style-name="P4"><text:span text:style-name="T2">Justificación:</text:span> El proyecto requería tres roles de expertos distintos. Simplemente enumerarlos es insuficiente, ya que un agente de IA a menudo "olvidará" los roles subordinados o los priorizará incorrectamente.</text:p>
      <text:p text:style-name="P32"><text:span text:style-name="T3">Decisión Arquitectónica:</text:span><text:span text:style-name="T4"> La directiva los </text:span><text:span text:style-name="T5">fusiona</text:span><text:span text:style-name="T4"> en un "Triunvirato", estableciendo una jerarquía interna clara. El </text:span><text:span text:style-name="Source_20_Text"><text:span text:style-name="T4">Diseñador (Bienestar)</text:span></text:span><text:span text:style-name="T4"> es el rol principal, gobernando la </text:span><text:span text:style-name="T5">sensación</text:span><text:span text:style-name="T4"> y el impacto psicológico. El </text:span><text:span text:style-name="Source_20_Text"><text:span text:style-name="T4">Experto Android</text:span></text:span><text:span text:style-name="T4"> es secundario, gobernando la </text:span><text:span text:style-name="T5">construcción</text:span><text:span text:style-name="T4"> nativa. El </text:span><text:span text:style-name="Source_20_Text"><text:span text:style-name="T4">Analista de QA</text:span></text:span><text:span text:style-name="T4"> es el </text:span><text:span text:style-name="T5">guardián</text:span><text:span text:style-name="T4"> final, gobernando la </text:span><text:span text:style-name="T5">liberación</text:span><text:span text:style-name="T4"> y el cumplimiento. Esta estructura de poder interna fuerza a la IA a equilibrar prioridades competitivas (estética vs. implementación nativa) y a validar el resultado.</text:span></text:p>
      <text:h text:style-name="P3" text:outline-level="3">B. El Bucle de Auto-Auditoría de QA (Sección 1.0 y 6.0)</text:h>
      <text:p text:style-name="P4"><text:span text:style-name="T2">Justificación:</text:span> Esta es la ejecución directa del requisito de "testeo de errores, pruebas de que funcione". Una simple solicitud de "testear" es efímera y a menudo ignorada por la IA.</text:p>
      <text:p text:style-name="P4"><text:span text:style-name="T2">Decisión Arquitectónica:</text:span> La directiva implementa un <text:span text:style-name="T1">bucle cerrado</text:span> de control de calidad:</text:p>
      <text:list text:style-name="L17">
        <text:list-item>
          <text:p text:style-name="P33"><text:span text:style-name="T5">Paso 1 (Sección 1.0):</text:span><text:span text:style-name="T4"> El </text:span><text:span text:style-name="Source_20_Text"><text:span text:style-name="T4">PROTOCOLO DE TRABAJO</text:span></text:span><text:span text:style-name="T4"> se define </text:span><text:span text:style-name="T5">por adelantado</text:span><text:span text:style-name="T4">, estableciendo el flujo de trabajo no negociable "Diseñar -&gt; Testear -&gt; Validar -&gt; Entregar".</text:span></text:p>
        </text:list-item>
        <text:list-item>
          <text:p text:style-name="P34"><text:span text:style-name="T1">Paso 2 (Sección 6.0):</text:span> El entregable final <text:span text:style-name="T1">fuerza</text:span> a la IA a ejecutar este protocolo al exigir una "Confirmación de Calidad de QA".</text:p>
        </text:list-item>
      </text:list>
      <text:p text:style-name="P4">Esta técnica de ingeniería de prompts, que vincula el <text:span text:style-name="T1">final</text:span> de la directiva (Sección 6.0) con el <text:span text:style-name="T1">comienzo</text:span> (Sección 1.0), es un mecanismo de restricción poderoso. Obliga a la IA a realizar una auto-auditoría final contra sus instrucciones iniciales, aumentando drásticamente el cumplimiento y transformando el requisito de "testeo" de un "deseo" a una "subrutina ejecutable".</text:p>
      <text:h text:style-name="P3" text:outline-level="3"><text:soft-page-break/>C. Restricciones No Negociables (Secciones 3.0 y 4.0)</text:h>
      <text:p text:style-name="P4"><text:span text:style-name="T2">Justificación:</text:span> La visión estética del producto es precisa, "anti-tendencia" y no negociable. Los modelos de IA tienden a la "deriva creativa", a menudo recurriendo a diseños genéricos, brillantes y "corporativos" para parecer "útiles".</text:p>
      <text:p text:style-name="P32"><text:span text:style-name="T3">Decisión Arquitectónica:</text:span><text:span text:style-name="T4"> Las directivas están etiquetadas como "NO NEGOCIABLES" y "RESTRICCIONES ESTRICTAS". Esta preparación lingüística instruye a la IA para que trate estos elementos como </text:span><text:span text:style-name="T5">restricciones duras</text:span><text:span text:style-name="T4"> (como la física), no como </text:span><text:span text:style-name="T5">sugerencias</text:span><text:span text:style-name="T4"> (como una guía de estilo). La lista explícita de "Prohibidos" en la </text:span><text:span text:style-name="Source_20_Text"><text:span text:style-name="T4">4.0. Paleta de Colores</text:span></text:span><text:span text:style-name="T4"> es una salvaguarda adicional contra esta deriva.</text:span></text:p>
      <text:h text:style-name="P3" text:outline-level="3">D. Instrucciones Basadas en Flujos vs. Estáticas (Sección 5.0)</text:h>
      <text:p text:style-name="P32"><text:span text:style-name="T3">Justificación:</text:span><text:span text:style-name="T4"> Las especificaciones para el </text:span><text:span text:style-name="Source_20_Text"><text:span text:style-name="T4">Diario</text:span></text:span><text:span text:style-name="T4"> y la </text:span><text:span text:style-name="Source_20_Text"><text:span text:style-name="T4">Dicotomía</text:span></text:span><text:span text:style-name="T4"> no son pantallas estáticas; son </text:span><text:span text:style-name="T5">flujos</text:span><text:span text:style-name="T4"> de usuario.</text:span></text:p>
      <text:p text:style-name="P4"><text:span text:style-name="T2">Decisión Arquitectónica:</text:span> La directiva instruye explícitamente a la IA sobre la <text:span text:style-name="T1">secuencia</text:span> de las acciones del usuario.</text:p>
      <text:list text:style-name="L18">
        <text:list-item>
          <text:p text:style-name="P35"><text:span text:style-name="T4">Para el </text:span><text:span text:style-name="Source_20_Text"><text:span text:style-name="T4">Diario Guiado</text:span></text:span><text:span text:style-name="T4">, la instrucción es "de forma </text:span><text:span text:style-name="T5">secuencial</text:span><text:span text:style-name="T4"> (una pregunta por pantalla)". Esto evita que la IA diseñe un formulario de una sola página y de bajo enfoque con las tres preguntas a la vez.</text:span></text:p>
        </text:list-item>
        <text:list-item>
          <text:p text:style-name="P35"><text:span text:style-name="T4">Para la </text:span><text:span text:style-name="Source_20_Text"><text:span text:style-name="T4">Dicotomía del Control</text:span></text:span><text:span text:style-name="T4">, la directiva se divide en "Paso 1 (Input)", "Paso 2 (Categorización)" y "Paso 3 (Resultado)". Esto fuerza a la IA a diseñar una verdadera </text:span><text:span text:style-name="T5">herramienta</text:span><text:span text:style-name="T4">, no solo una página informativa.</text:span></text:p>
        </text:list-item>
      </text:list>
      <text:h text:style-name="P3" text:outline-level="3">E. Tabla 1: Matriz de Roles Multi-Persona del Agente de IA</text:h>
      <text:p text:style-name="P4"><text:span text:style-name="T2">Justificación:</text:span> Esta tabla proporciona un resumen claro y de un vistazo, ilustrando <text:span text:style-name="T1">cómo</text:span> la directiva orquesta las tres personas de IA distintas definidas en el brief del proyecto. Traduce la arquitectura abstracta de la directiva en una matriz concreta de roles y responsabilidades.</text:p>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36"><text:span text:style-name="Strong_20_Emphasis"><text:span text:style-name="T4">Rol (Persona)</text:span></text:span></text:p>
            </table:table-cell>
            <table:table-cell table:style-name="Tabla1.A1" office:value-type="string">
              <text:p text:style-name="P36"><text:span text:style-name="Strong_20_Emphasis"><text:span text:style-name="T4">Mandato Principal (de la Directiva Maestra)</text:span></text:span></text:p>
            </table:table-cell>
            <table:table-cell table:style-name="Tabla1.A1" office:value-type="string">
              <text:p text:style-name="P36"><text:span text:style-name="Strong_20_Emphasis"><text:span text:style-name="T4">Función Específica</text:span></text:span></text:p>
            </table:table-cell>
            <table:table-cell table:style-name="Tabla1.A1" office:value-type="string">
              <text:p text:style-name="P36"><text:span text:style-name="Strong_20_Emphasis"><text:span text:style-name="T4">Métrica de Éxito (Interna del AI)</text:span></text:span></text:p>
            </table:table-cell>
          </table:table-row>
        </table:table-header-rows>
        <table:table-row>
          <table:table-cell table:style-name="Tabla1.A1" office:value-type="string">
            <text:p text:style-name="P37">Diseñador UX/UI Senior (Bienestar)</text:p>
          </table:table-cell>
          <table:table-cell table:style-name="Tabla1.A1" office:value-type="string">
            <text:p text:style-name="P38">Secciones 2.0, 3.0, 4.0</text:p>
          </table:table-cell>
          <table:table-cell table:style-name="Tabla1.A1" office:value-type="string">
            <text:p text:style-name="P38">Hacer cumplir la filosofía, estética, tono de voz y el "minimalismo funcional" para "reducir la ansiedad".</text:p>
          </table:table-cell>
          <table:table-cell table:style-name="Tabla1.A1" office:value-type="string">
            <text:p text:style-name="P38">El diseño se siente "sereno" y "enfocado". Cumplimiento total de la paleta de colores y tipografía.</text:p>
          </table:table-cell>
        </table:table-row>
        <table:table-row>
          <table:table-cell table:style-name="Tabla1.A1" office:value-type="string">
            <text:p text:style-name="P37">Experto Senior en Android</text:p>
          </table:table-cell>
          <table:table-cell table:style-name="Tabla1.A1" office:value-type="string">
            <text:p text:style-name="P38">Secciones 3.3, 5.0</text:p>
          </table:table-cell>
          <table:table-cell table:style-name="Tabla1.A1" office:value-type="string">
            <text:p text:style-name="P39"><text:span text:style-name="T4">Asegurar la viabilidad técnica y el uso de patrones nativos de Android (ej. </text:span><text:span text:style-name="Source_20_Text"><text:span text:style-name="T4">BottomNavigationView</text:span></text:span><text:span text:style-name="T4">).</text:span></text:p>
          </table:table-cell>
          <table:table-cell table:style-name="Tabla1.A1" office:value-type="string">
            <text:p text:style-name="P38">El diseño es implementable y se siente "nativo" de la plataforma Android.</text:p>
          </table:table-cell>
        </table:table-row>
        <table:table-row>
          <table:table-cell table:style-name="Tabla1.A1" office:value-type="string">
            <text:p text:style-name="P37">Analista de <text:soft-page-break/>QA</text:p>
          </table:table-cell>
          <table:table-cell table:style-name="Tabla1.A1" office:value-type="string">
            <text:p text:style-name="P38">Secciones 1.0, <text:soft-page-break/>6.0</text:p>
          </table:table-cell>
          <table:table-cell table:style-name="Tabla1.A1" office:value-type="string">
            <text:p text:style-name="P38">Ejecutar el protocolo de "testeo <text:soft-page-break/>de errores". Auditar el diseño final contra <text:span text:style-name="T1">todas</text:span> las restricciones.</text:p>
          </table:table-cell>
          <table:table-cell table:style-name="Tabla1.A1" office:value-type="string">
            <text:p text:style-name="P40">Entrega de la <text:soft-page-break/>"Confirmación de Calidad de QA", validando el 100% de cumplimiento de las reglas.</text:p>
          </table:table-cell>
        </table:table-row>
      </table:table>
      <text:h text:style-name="P2" text:outline-level="2">V. Recomendaciones de Expertos para la Ejecución y Validación</text:h>
      <text:p text:style-name="P4">Esta sección final proporciona consejos prácticos sobre cómo <text:span text:style-name="T1">utilizar</text:span> eficazmente la Directiva Maestra de la Sección III para lograr los resultados deseados.</text:p>
      <text:h text:style-name="P3" text:outline-level="3">A. Protocolo de Generación Iterativa</text:h>
      <text:list text:style-name="L19">
        <text:list-item>
          <text:p text:style-name="P41"><text:span text:style-name="T2">Ejecución Global:</text:span> Ejecute la Directiva Maestra <text:span text:style-name="T1">completa</text:span> una vez. Esto proporcionará a la IA el contexto y la visión completos, generando las 5 pantallas y la guía de estilo.</text:p>
        </text:list-item>
        <text:list-item>
          <text:p text:style-name="P42"><text:span text:style-name="T3">Refinamiento Iterativo (Ejecuciones Dirigidas):</text:span><text:span text:style-name="T4"> Si una pantalla específica (p. ej., la </text:span><text:span text:style-name="Source_20_Text"><text:span text:style-name="T4">Dicotomía del Control</text:span></text:span><text:span text:style-name="T4">) no es 100% correcta, </text:span><text:span text:style-name="T5">no</text:span><text:span text:style-name="T4"> pida pequeños "ajustes" ("haz eso más grande", "cambia ese color"). Esto puede degradar la adherencia de la IA a las reglas centrales.</text:span></text:p>
        </text:list-item>
        <text:list-item>
          <text:p text:style-name="P41"><text:span text:style-name="T2">Acción Correctiva:</text:span> En su lugar, copie la Directiva Maestra <text:span text:style-name="T1">completa</text:span> en una <text:span text:style-name="T1">nueva sesión</text:span> y agregue un comando de "enfoque" al final. Por ejemplo: <text:span text:style-name="T1">"Ejecuta esta directiva, pero enfócate únicamente en generar la Pantalla 3: 'Herramienta Interactiva Dicotomía del Control'. Asegúrate de que el flujo de 'arrastrar y soltar' sea el foco central."</text:span> Esto restablece todas las restricciones mientras enfoca el cómputo de la IA en el área problemática.</text:p>
        </text:list-item>
      </text:list>
      <text:h text:style-name="P3" text:outline-level="3">B. Cómo Evaluar la Salida de la IA</text:h>
      <text:list text:style-name="L20">
        <text:list-item>
          <text:p text:style-name="P43"><text:span text:style-name="T2">Lea la "Confirmación de Calidad" Primero:</text:span> Antes incluso de <text:span text:style-name="T1">mirar</text:span> los mockups, lea la auto-auditoría de la IA (de la Sección 6.0). Si su <text:span text:style-name="T1">justificación</text:span> de por qué siguió las reglas es débil, genérica o inexistente, el diseño en sí es casi seguro que no cumple. Una auto-auditoría sólida es un indicador clave de una generación exitosa.</text:p>
        </text:list-item>
        <text:list-item>
          <text:p text:style-name="P43"><text:span text:style-name="T2">La Prueba de "Sustracción":</text:span> Mire los diseños generados. ¿Su primer instinto es "Eso es limpio" o es "Eso es bonito"? Si es lo último, es probable que la IA haya <text:span text:style-name="T1">agregado</text:span> elementos no esenciales (sombras, gradientes, iconos adicionales), violando el mandato de "Elimina todos los elementos no esenciales".</text:p>
        </text:list-item>
      </text:list>
      <text:h text:style-name="P3" text:outline-level="3"><text:soft-page-break/>C. Gestión de Alucinaciones de IA (Feature Creep)</text:h>
      <text:p text:style-name="P4">Esté atento a las "adiciones útiles". El agente de IA puede intentar agregar una pestaña de "Amigos", un botón de "Compartir tu progreso" o características de "Comunidad". Estas violan directamente los mandatos de "santuario digital" y "no competitivas". Rechace estos resultados de inmediato, ya que representan una incomprensión fundamental de la filosofía central.</text:p>
      <text:h text:style-name="P3" text:outline-level="3">D. Post-Procesamiento Final</text:h>
      <text:p text:style-name="P4">Los entregables de esta directiva son mockups de alta fidelidad, no activos listos para producción. Este resultado debe tratarse como la "solución al 90%", ahorrando cientos de horas de diseño conceptual, wireframing e iteración. Aún se requerirá un diseñador humano para refinar los componentes, exportar los activos finales (SVG, etc.) y preparar los diseños para la entrega a desarrollo. Esta directiva le da a ese diseñador un plano casi perfecto desde el cual comenzar.</text:p>
      <text:p text:style-name="P44">Añade este estilo visual</text:p>
      <text:p text:style-name="P44"/>
      <text:p text:style-name="P44">&lt;!DOCTYPE html&gt;</text:p>
      <text:p text:style-name="P44"/>
      <text:p text:style-name="P44">&lt;html class="light" lang="es"&gt;&lt;head&gt;</text:p>
      <text:p text:style-name="P44">&lt;meta charset="utf-8"/&gt;</text:p>
      <text:p text:style-name="P44">&lt;meta content="width=device-width, initial-scale=1.0" name="viewport"/&gt;</text:p>
      <text:p text:style-name="P44">&lt;title&gt;Stoic Path&lt;/title&gt;</text:p>
      <text:p text:style-name="P44">&lt;script src="https://cdn.tailwindcss.com?plugins=forms,container-queries"&gt;&lt;/script&gt;</text:p>
      <text:p text:style-name="P44">&lt;link href="https://fonts.googleapis.com/css2?family=Newsreader:ital,opsz,wght@0,6..72,200..800;1,6..72,200..800&amp;amp;family=Noto+Sans:wght@400;700&amp;amp;display=swap" rel="stylesheet"/&gt;</text:p>
      <text:p text:style-name="P44">&lt;link href="https://fonts.googleapis.com/css2?family=Material+Symbols+Outlined" rel="stylesheet"/&gt;</text:p>
      <text:p text:style-name="P44">&lt;script&gt;</text:p>
      <text:p text:style-name="P44"><text:s text:c="8"/>tailwind.config = {</text:p>
      <text:p text:style-name="P44"><text:s text:c="12"/>darkMode: "class",</text:p>
      <text:p text:style-name="P44"><text:s text:c="12"/>theme: {</text:p>
      <text:p text:style-name="P44"><text:s text:c="16"/>extend: {</text:p>
      <text:p text:style-name="P44"><text:s text:c="20"/>colors: {</text:p>
      <text:p text:style-name="P44"><text:s text:c="24"/>"primary": "#2C3E50",</text:p>
      <text:p text:style-name="P44"><text:s text:c="24"/>"secondary": "#2F4F4F",</text:p>
      <text:p text:style-name="P44"><text:s text:c="24"/>"accent": "#EAE7DC",</text:p>
      <text:p text:style-name="P44"><text:s text:c="24"/>"text-main": "#333333",</text:p>
      <text:p text:style-name="P44"><text:s text:c="24"/>"text-light": "#666666",</text:p>
      <text:p text:style-name="P44"><text:s text:c="24"/>"background-light": "#F5F5F3",</text:p>
      <text:p text:style-name="P44"><text:s text:c="24"/>"background-dark": "#111921",</text:p>
      <text:p text:style-name="P44"><text:s text:c="24"/>"card-light": "#FFFFFF",</text:p>
      <text:p text:style-name="P44"><text:s text:c="24"/>"card-dark": "#1F2937",</text:p>
      <text:p text:style-name="P44"><text:s text:c="24"/>"text-dark-main": "#E5E7EB",</text:p>
      <text:p text:style-name="P44"><text:s text:c="24"/>"text-dark-light": "#9CA3AF"</text:p>
      <text:p text:style-name="P44"><text:s text:c="20"/>},</text:p>
      <text:p text:style-name="P44"><text:s text:c="20"/>fontFamily: {</text:p>
      <text:p text:style-name="P44"><text:s text:c="24"/>"display": ["Newsreader", "serif"],</text:p>
      <text:p text:style-name="P44"><text:s text:c="24"/>"body": ["Noto Sans", "sans-serif"]</text:p>
      <text:p text:style-name="P44"><text:soft-page-break/><text:s text:c="20"/>},</text:p>
      <text:p text:style-name="P44"><text:s text:c="20"/>borderRadius: {</text:p>
      <text:p text:style-name="P44"><text:s text:c="24"/>"DEFAULT": "0.5rem",</text:p>
      <text:p text:style-name="P44"><text:s text:c="24"/>"lg": "0.75rem",</text:p>
      <text:p text:style-name="P44"><text:s text:c="24"/>"xl": "1rem",</text:p>
      <text:p text:style-name="P44"><text:s text:c="24"/>"full": "9999px"</text:p>
      <text:p text:style-name="P44"><text:s text:c="20"/>},</text:p>
      <text:p text:style-name="P44"><text:s text:c="16"/>},</text:p>
      <text:p text:style-name="P44"><text:s text:c="12"/>},</text:p>
      <text:p text:style-name="P44"><text:s text:c="8"/>}</text:p>
      <text:p text:style-name="P44"><text:s text:c="4"/>&lt;/script&gt;</text:p>
      <text:p text:style-name="P44">&lt;style&gt;</text:p>
      <text:p text:style-name="P44"><text:s text:c="4"/>body {</text:p>
      <text:p text:style-name="P44"><text:s text:c="6"/>min-height: max(884px, 100dvh);</text:p>
      <text:p text:style-name="P44"><text:s text:c="4"/>}</text:p>
      <text:p text:style-name="P44"><text:s text:c="2"/>&lt;/style&gt;</text:p>
      <text:p text:style-name="P44"><text:s text:c="2"/>&lt;/head&gt;</text:p>
      <text:p text:style-name="P44">&lt;body class="bg-background-light dark:bg-background-dark font-body text-text-main dark:text-text-dark-main"&gt;</text:p>
      <text:p text:style-name="P44">&lt;div class="relative flex h-auto min-h-screen w-full flex-col group/design-root"&gt;</text:p>
      <text:p text:style-name="P44">&lt;!-- Top App Bar --&gt;</text:p>
      <text:p text:style-name="P44">&lt;header class="flex items-center p-4 justify-between"&gt;</text:p>
      <text:p text:style-name="P44">&lt;h1 class="text-text-main dark:text-text-dark-main text-xl font-bold font-display leading-tight tracking-[-0.015em] flex-1"&gt;Stoic Path&lt;/h1&gt;</text:p>
      <text:p text:style-name="P44">&lt;button aria-label="Menu" class="text-text-main dark:text-text-dark-main flex size-10 shrink-0 items-center justify-center rounded-full"&gt;</text:p>
      <text:p text:style-name="P44">&lt;span class="material-symbols-outlined text-2xl"&gt;menu&lt;/span&gt;</text:p>
      <text:p text:style-name="P44">&lt;/button&gt;</text:p>
      <text:p text:style-name="P44">&lt;/header&gt;</text:p>
      <text:p text:style-name="P44">&lt;!-- Main Content --&gt;</text:p>
      <text:p text:style-name="P44">&lt;main class="flex-grow px-4 pt-4 pb-24"&gt;</text:p>
      <text:p text:style-name="P44">&lt;!-- Headline Text --&gt;</text:p>
      <text:p text:style-name="P44">&lt;h2 class="text-text-main dark:text-text-dark-main tracking-tight text-3xl md:text-4xl font-display font-medium leading-tight text-left pb-6"&gt;Buenos días, Alex&lt;/h2&gt;</text:p>
      <text:p text:style-name="P44">&lt;!-- Section Header --&gt;</text:p>
      <text:p text:style-name="P44">&lt;h3 class="text-secondary dark:text-accent text-lg font-bold font-body leading-tight tracking-[-0.015em] pb-3"&gt;Cita Estoica del Día&lt;/h3&gt;</text:p>
      <text:p text:style-name="P44">&lt;!-- Quote Card --&gt;</text:p>
      <text:p text:style-name="P44">&lt;div class="p-6 bg-card-light dark:bg-card-dark rounded-xl shadow-sm"&gt;</text:p>
      <text:p text:style-name="P44">&lt;div class="flex flex-col items-start justify-start"&gt;</text:p>
      <text:p text:style-name="P44">&lt;p class="text-text-main dark:text-text-dark-main text-2xl font-display font-medium leading-snug italic"&gt;“La dificultad fortalece la mente, como el trabajo lo hace con el cuerpo.”&lt;/p&gt;</text:p>
      <text:p text:style-name="P44">&lt;p class="text-text-light dark:text-text-dark-light text-base font-normal leading-normal pt-4"&gt;- Séneca&lt;/p&gt;</text:p>
      <text:p text:style-name="P44">&lt;/div&gt;</text:p>
      <text:p text:style-name="P44">&lt;/div&gt;</text:p>
      <text:p text:style-name="P44">&lt;!-- Routine Buttons --&gt;</text:p>
      <text:p text:style-name="P44">&lt;div class="flex flex-col gap-4 py-8"&gt;</text:p>
      <text:p text:style-name="P44">&lt;button class="flex min-w-[84px] cursor-pointer items-center justify-center gap-3 overflow-hidden rounded-lg h-14 px-5 bg-primary text-white text-base font-bold leading-normal tracking-[0.015em] w-full transition-colors hover:bg-primary/90"&gt;</text:p>
      <text:p text:style-name="P44">&lt;span class="material-symbols-outlined"&gt;wb_sunny&lt;/span&gt;</text:p>
      <text:p text:style-name="P44"><text:soft-page-break/>&lt;span class="truncate"&gt;Comenzar Rutina Matutina&lt;/span&gt;</text:p>
      <text:p text:style-name="P44">&lt;/button&gt;</text:p>
      <text:p text:style-name="P44">&lt;button class="flex min-w-[84px] cursor-pointer items-center justify-center gap-3 overflow-hidden rounded-lg h-14 px-5 bg-accent text-secondary text-base font-bold leading-normal tracking-[0.015em] w-full transition-colors hover:bg-opacity-80 dark:bg-card-dark dark:text-accent dark:hover:bg-opacity-90"&gt;</text:p>
      <text:p text:style-name="P44">&lt;span class="material-symbols-outlined"&gt;nights_stay&lt;/span&gt;</text:p>
      <text:p text:style-name="P44">&lt;span class="truncate"&gt;Comenzar Rutina Vespertina&lt;/span&gt;</text:p>
      <text:p text:style-name="P44">&lt;/button&gt;</text:p>
      <text:p text:style-name="P44">&lt;/div&gt;</text:p>
      <text:p text:style-name="P44">&lt;/main&gt;</text:p>
      <text:p text:style-name="P44">&lt;!-- Bottom Navigation Bar --&gt;</text:p>
      <text:p text:style-name="P44">&lt;nav class="fixed bottom-0 left-0 right-0 h-20 bg-card-light/80 dark:bg-card-dark/80 backdrop-blur-sm border-t border-gray-200 dark:border-gray-700"&gt;</text:p>
      <text:p text:style-name="P44">&lt;div class="flex justify-around items-center h-full max-w-lg mx-auto"&gt;</text:p>
      <text:p text:style-name="P44">&lt;a class="flex flex-col items-center justify-center text-primary dark:text-accent w-1/4" href="#"&gt;</text:p>
      <text:p text:style-name="P44">&lt;span class="material-symbols-outlined text-2xl"&gt;home&lt;/span&gt;</text:p>
      <text:p text:style-name="P44">&lt;span class="text-xs font-semibold"&gt;Inicio&lt;/span&gt;</text:p>
      <text:p text:style-name="P44">&lt;/a&gt;</text:p>
      <text:p text:style-name="P44">&lt;a class="flex flex-col items-center justify-center text-text-light dark:text-text-dark-light hover:text-primary dark:hover:text-accent w-1/4" href="#"&gt;</text:p>
      <text:p text:style-name="P44">&lt;span class="material-symbols-outlined text-2xl"&gt;edit_note&lt;/span&gt;</text:p>
      <text:p text:style-name="P44">&lt;span class="text-xs"&gt;Diario&lt;/span&gt;</text:p>
      <text:p text:style-name="P44">&lt;/a&gt;</text:p>
      <text:p text:style-name="P44">&lt;a class="flex flex-col items-center justify-center text-text-light dark:text-text-dark-light hover:text-primary dark:hover:text-accent w-1/4" href="#"&gt;</text:p>
      <text:p text:style-name="P44">&lt;span class="material-symbols-outlined text-2xl"&gt;local_library&lt;/span&gt;</text:p>
      <text:p text:style-name="P44">&lt;span class="text-xs"&gt;Librería&lt;/span&gt;</text:p>
      <text:p text:style-name="P44">&lt;/a&gt;</text:p>
      <text:p text:style-name="P44">&lt;a class="flex flex-col items-center justify-center text-text-light dark:text-text-dark-light hover:text-primary dark:hover:text-accent w-1/4" href="#"&gt;</text:p>
      <text:p text:style-name="P44">&lt;span class="material-symbols-outlined text-2xl"&gt;person&lt;/span&gt;</text:p>
      <text:p text:style-name="P44">&lt;span class="text-xs"&gt;Perfil&lt;/span&gt;</text:p>
      <text:p text:style-name="P44">&lt;/a&gt;</text:p>
      <text:p text:style-name="P44">&lt;/div&gt;</text:p>
      <text:p text:style-name="P44">&lt;/nav&gt;</text:p>
      <text:p text:style-name="P44">&lt;/div&gt;</text:p>
      <text:p text:style-name="P44">&lt;/body&gt;&lt;/html&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4T23:33:36.403327800</meta:creation-date>
    <dc:date>2025-10-27T12:18:16.990061000</dc:date>
    <meta:editing-duration>PT3M6S</meta:editing-duration>
    <meta:editing-cycles>1</meta:editing-cycles>
    <meta:generator>LibreOffice/25.2.5.2$Windows_X86_64 LibreOffice_project/03d19516eb2e1dd5d4ccd751a0d6f35f35e08022</meta:generator>
    <meta:document-statistic meta:table-count="1" meta:image-count="0" meta:object-count="0" meta:page-count="13" meta:paragraph-count="288" meta:word-count="3890" meta:character-count="27814" meta:non-whitespace-character-count="23684"/>
  </office:meta>
</office:document-meta>
</file>